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2" style:family="paragraph" style:parent-style-name="Standard">
      <style:text-properties officeooo:rsid="00099a7e" officeooo:paragraph-rsid="00099a7e"/>
    </style:style>
    <style:style style:name="P3" style:family="paragraph" style:parent-style-name="Standard">
      <style:text-properties officeooo:rsid="000a8f30" officeooo:paragraph-rsid="000a8f30"/>
    </style:style>
    <style:style style:name="P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a8f30"/>
    </style:style>
    <style:style style:name="T2" style:family="text">
      <style:text-properties officeooo:rsid="000ae9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1ccdad8-7fff-44dc-0c6f-fce00105be5e"/>Dissenya un algorisme que llegeixi des del teclat un valor enter i tot seguit mostri fins a quin punt de la seqüència ordenada de nombre positius (1, 2, 3, etc.) cal sumar per arribar al nombre més proper per sota d’aquest valor. Finalment, han de mostrar quina és la suma d’aquests nombres. Per exemple, si l’entrada és el nombre 12, el resultat és mostrar els nombres 0, 1, 2, 3 i 4, i la seva suma, que és 10, ja que si s’inclou el 5 ens passem de 12</text:p>
      <text:p text:style-name="Standard"/>
      <text:p text:style-name="Standard"/>
      <text:p text:style-name="Standard"/>
      <text:p text:style-name="P2">function</text:p>
      <text:p text:style-name="P2"><text:tab/>var</text:p>
      <text:p text:style-name="P2"><text:tab/><text:tab/>num;</text:p>
      <text:p text:style-name="P2"><text:tab/>endvar</text:p>
      <text:p text:style-name="P2"><text:tab/>num=validar();</text:p>
      <text:p text:style-name="P2"><text:tab/><text:span text:style-name="T2">sumador=</text:span>secuenciar(num);</text:p>
      <text:p text:style-name="P2">endfunction</text:p>
      <text:p text:style-name="P2"/>
      <text:p text:style-name="P2">function secuenciar(<text:span text:style-name="T1">num, valref1</text:span>)</text:p>
      <text:p text:style-name="P3"><text:tab/>var</text:p>
      <text:p text:style-name="P3"><text:tab/><text:tab/><text:span text:style-name="T2">sumador;</text:span></text:p>
      <text:p text:style-name="P3"><text:tab/>endvar</text:p>
      <text:p text:style-name="P3"><text:tab/><text:span text:style-name="T2">do</text:span></text:p>
      <text:p text:style-name="P3"><text:tab/><text:tab/><text:span text:style-name="T2">sumador=sumador+ sumador;</text:span></text:p>
      <text:p text:style-name="P3"><text:tab/><text:tab/><text:span text:style-name="T2">WRITE sumador;</text:span></text:p>
      <text:p text:style-name="P3"><text:tab/><text:tab/><text:span text:style-name="T2">sumador+1;</text:span></text:p>
      <text:p text:style-name="P3"><text:tab/><text:span text:style-name="T2">while (sumador+sumador) &lt; num;</text:span></text:p>
      <text:p text:style-name="P3"><text:tab/><text:span text:style-name="T2">return sumador;</text:span></text:p>
      <text:p text:style-name="P3">endfunction</text:p>
      <text:p text:style-name="P2"/>
      <text:p text:style-name="Standard"><text:bookmark text:name="docs-internal-guid-79e8a672-7fff-7de0-3a8b-67037e71e700"/></text:p>
      <text:p text:style-name="P5">function validar</text:p>
      <text:p text:style-name="P5"><text:tab/>var</text:p>
      <text:p text:style-name="P5"><text:tab/><text:tab/>INTEGER num;</text:p>
      <text:p text:style-name="P5"><text:tab/>endvar</text:p>
      <text:p text:style-name="P5"><text:tab/>do</text:p>
      <text:p text:style-name="P5"><text:tab/><text:tab/>WRITE “introdueix un número”;</text:p>
      <text:p text:style-name="P5"><text:tab/><text:tab/>READ num;</text:p>
      <text:p text:style-name="P5"><text:tab/>while num&lt;1;</text:p>
      <text:p text:style-name="P4">return num;</text:p>
      <text:p text:style-name="P5">endfunction</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4T10:44:26.230766381</meta:creation-date>
    <dc:date>2022-01-24T12:34:35.538889359</dc:date>
    <meta:editing-duration>PT14M1S</meta:editing-duration>
    <meta:editing-cycles>3</meta:editing-cycles>
    <meta:generator>LibreOffice/6.0.7.3$Linux_X86_64 LibreOffice_project/00m0$Build-3</meta:generator>
    <meta:document-statistic meta:table-count="0" meta:image-count="0" meta:object-count="0" meta:page-count="1" meta:paragraph-count="30" meta:word-count="133" meta:character-count="822" meta:non-whitespace-character-count="687"/>
  </office:meta>
</office:document-meta>
</file>